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0.191cm" fo:margin-top="0cm" fo:margin-bottom="0cm" table:align="left" style:writing-mode="lr-tb"/>
    </style:style>
    <style:style style:name="Table1.A" style:family="table-column">
      <style:table-column-properties style:column-width="1.24cm"/>
    </style:style>
    <style:style style:name="Table1.B" style:family="table-column">
      <style:table-column-properties style:column-width="13.252cm"/>
    </style:style>
    <style:style style:name="Table1.C" style:family="table-column">
      <style:table-column-properties style:column-width="1.41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-left="0.018cm solid #b4c6e7" fo:border-right="0.018cm solid #b4c6e7" fo:border-top="0.018cm solid #b4c6e7" fo:border-bottom="0.053cm solid #8eaadb"/>
    </style:style>
    <style:style style:name="Table1.A2" style:family="table-cell">
      <style:table-cell-properties fo:padding-left="0.191cm" fo:padding-right="0.191cm" fo:padding-top="0cm" fo:padding-bottom="0cm" fo:border="0.018cm solid #b4c6e7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.282cm" fo:line-height="108%" fo:text-align="justify" style:justify-single-word="false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</style:style>
    <style:style style:name="P7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Heading_20_1">
      <style:paragraph-properties fo:margin-top="0cm" fo:margin-bottom="0cm" fo:text-align="justify" style:justify-single-word="false" fo:background-color="#ffffff">
        <style:background-image/>
      </style:paragraph-properties>
      <style:text-properties fo:color="#002060"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er">
      <style:paragraph-properties fo:text-align="center" style:justify-single-word="false"/>
    </style:style>
    <style:style style:name="T1" style:family="text">
      <style:text-properties fo:color="#002060" style:font-name="Times New Roman" fo:font-size="12pt" style:font-size-asian="12pt" style:font-name-complex="Times New Roman1" style:font-size-complex="12pt"/>
    </style:style>
    <style:style style:name="T2" style:family="text">
      <style:text-properties fo:color="#002060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3" style:family="text">
      <style:text-properties fo:color="#00206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fo:color="#002060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5" style:family="text">
      <style:text-properties fo:color="#002060" style:font-name="Times New Roman" fo:font-weight="bold" style:font-weight-asian="bold" style:font-name-complex="Times New Roman1" style:font-weight-complex="bold"/>
    </style:style>
    <style:style style:name="T6" style:family="text">
      <style:text-properties fo:color="#00206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<text:span text:style-name="T2">Course Outcome(CO) 1: </text:span>Discuss object-oriented programming concept for program design and implementation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1">S.n.</text:span></text:p>
          </table:table-cell>
          <table:table-cell table:style-name="Table1.A1" office:value-type="string">
            <text:p text:style-name="P5"><text:span text:style-name="T1">Assignment-1</text:span></text:p>
          </table:table-cell>
          <table:table-cell table:style-name="Table1.A1" office:value-type="string">
            <text:p text:style-name="P4"><text:span text:style-name="T1">CO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">1.</text:span></text:p>
          </table:table-cell>
          <table:table-cell table:style-name="Table1.A2" office:value-type="string">
            <text:p text:style-name="P3"><text:span text:style-name="T1">Imagine you are developing a software system for a library management. Libraries have a variety of items like books, magazines, and digital media. Users can check out items, return them, and the system should keep track of due dates and fines.</text:span></text:p>
            <text:p text:style-name="P3"><text:span text:style-name="T1">Design a software system using Object-Oriented Programming principles to manage this library. Provide a class diagram and discuss the merits and demerits of using OOP for this project.</text:span></text:p>
            <text:list xml:id="list5299611369082231411" text:style-name="Outline">
              <text:list-item>
                <text:h text:style-name="P8" text:outline-level="1"/>
              </text:list-item>
            </text:list>
          </table:table-cell>
          <table:table-cell table:style-name="Table1.A2" office:value-type="string">
            <text:p text:style-name="P6"><text:span text:style-name="T1">CO1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1">2</text:span></text:p>
          </table:table-cell>
          <table:table-cell table:style-name="Table1.A2" office:value-type="string">
            <text:p text:style-name="P6"><text:span text:style-name="T6">Design a case study of library management implemented using both Object-Oriented Programming (OOP) and Procedural Programming (POP) paradigms to highlight the differences and benefits of each approach.</text:span></text:p>
          </table:table-cell>
          <table:table-cell table:style-name="Table1.A2" office:value-type="string">
            <text:p text:style-name="P6"><text:span text:style-name="T1">CO1</text:span></text:p>
          </table:table-cell>
        </table:table-row>
      </table:table>
      <text:p text:style-name="P1"/>
      <text:p text:style-name="P2"><text:span text:style-name="T3">Note:</text:span><text:span text:style-name="T1"> Students are highly recommended to read the question carefully apply critical thinking and answer it with their best possible solutio</text:span><text:bookmark text:name="_GoBack"/><text:span text:style-name="T1">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 fo:line-height="100%"/>
      <style:text-properties style:font-name="Times New Roman" fo:font-size="24pt" fo:font-weight="bold" style:letter-kerning="true" style:font-name-asian="Times New Roman1" style:font-size-asian="24pt" style:language-asian="en" style:country-asian="IN" style:font-weight-asian="bold" style:font-name-complex="Times New Roman1" style:font-size-complex="24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en" style:country-asian="IN" style:font-weight-asian="bold" style:font-name-complex="Times New Roman1" style:font-size-complex="24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002060"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MT2" style:family="text">
      <style:text-properties fo:color="#00206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MT3" style:family="text">
      <style:text-properties fo:color="#002060" style:font-name="Times New Roman" fo:font-weight="bold" style:font-weight-asian="bold" style:font-name-complex="Times New Roman1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Oriental College of Technology</text:span></text:p>
        <text:p text:style-name="MP1"><text:span text:style-name="MT2">Department of CSE-Data Science</text:span></text:p>
        <text:p text:style-name="MP1"><text:span text:style-name="MT3">Course Code CD305</text:span></text:p>
        <text:p text:style-name="MP1"><text:span text:style-name="MT3">Course Name: OOP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MESH JOSHI</meta:initial-creator>
    <dc:creator>USER</dc:creator>
    <meta:editing-cycles>6</meta:editing-cycles>
    <meta:creation-date>2023-10-19T09:41:00</meta:creation-date>
    <dc:date>2023-10-19T09:48:00</dc:date>
    <meta:editing-duration>PT7S</meta:editing-duration>
    <meta:generator>OpenOffice/4.1.6$Win32 OpenOffice.org_project/416m1$Build-9790</meta:generator>
    <meta:document-statistic meta:table-count="1" meta:image-count="0" meta:object-count="0" meta:page-count="1" meta:paragraph-count="16" meta:word-count="150" meta:character-count="9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